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8C00000089F55A2A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libri, 'Calibri Light'" svg:font-family="'Calibri, '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Calibri, 'Calibri Light'1" svg:font-family="'Calibri, 'Calibri Light''" style:font-family-generic="system"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5.625cm" fo:margin-left="-0.049cm" fo:margin-top="0cm" fo:margin-bottom="0cm" table:align="left" style:writing-mode="lr-tb"/>
    </style:style>
    <style:style style:name="Tabla1.A" style:family="table-column">
      <style:table-column-properties style:column-width="2.462cm"/>
    </style:style>
    <style:style style:name="Tabla1.B" style:family="table-column">
      <style:table-column-properties style:column-width="4.018cm"/>
    </style:style>
    <style:style style:name="Tabla1.C" style:family="table-column">
      <style:table-column-properties style:column-width="9.144cm"/>
    </style:style>
    <style:style style:name="Tabla1.1" style:family="table-row">
      <style:table-row-properties style:keep-together="true" fo:keep-together="auto"/>
    </style:style>
    <style:style style:name="Tabla1.A1" style:family="table-cell">
      <style:table-cell-properties fo:padding-left="0.018cm" fo:padding-right="0.018cm" fo:padding-top="0cm" fo:padding-bottom="0cm" fo:border-left="0.002cm solid #000001" fo:border-right="none" fo:border-top="0.002cm solid #000001" fo:border-bottom="0.002cm solid #000001"/>
    </style:style>
    <style:style style:name="Tabla1.C1" style:family="table-cell">
      <style:table-cell-properties fo:padding-left="0.018cm" fo:padding-right="0.018cm" fo:padding-top="0cm" fo:padding-bottom="0cm" fo:border="0.002cm solid #000001"/>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fo:padding-left="0.018cm" fo:padding-right="0.018cm" fo:padding-top="0cm" fo:padding-bottom="0cm" fo:border-left="0.002cm solid #000001" fo:border-right="0.002cm solid #000001" fo:border-top="none" fo:border-bottom="0.002cm solid #000001"/>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name-complex="Times New Roman2"/>
    </style:style>
    <style:style style:name="P3" style:family="paragraph" style:parent-style-name="Standard">
      <style:paragraph-properties fo:text-align="center" style:justify-single-word="false"/>
      <style:text-properties fo:color="#5b9bd5" fo:font-size="18pt" style:font-size-asian="18pt" style:font-name-complex="Times New Roman2"/>
    </style:style>
    <style:style style:name="P4" style:family="paragraph" style:parent-style-name="Standard">
      <style:paragraph-properties fo:text-align="end" style:justify-single-word="false"/>
      <style:text-properties fo:color="#5b9bd5" fo:font-size="14pt" style:font-size-asian="14pt" style:font-name-complex="Times New Roman2"/>
    </style:style>
    <style:style style:name="P5" style:family="paragraph" style:parent-style-name="Standard">
      <style:paragraph-properties fo:text-align="center" style:justify-single-word="false"/>
      <style:text-properties fo:font-size="18pt" style:font-size-asian="18pt" style:font-name-complex="Times New Roman2"/>
    </style:style>
    <style:style style:name="P6" style:family="paragraph" style:parent-style-name="Standard">
      <style:paragraph-properties fo:text-align="center" style:justify-single-word="false"/>
      <style:text-properties fo:color="#ff0000" fo:font-size="22pt" style:font-size-asian="22pt" style:font-name-complex="Times New Roman2"/>
    </style:style>
    <style:style style:name="P7" style:family="paragraph" style:parent-style-name="Standard">
      <style:paragraph-properties fo:text-align="center" style:justify-single-word="false"/>
      <style:text-properties fo:color="#ff0000" fo:font-size="18pt" style:font-size-asian="18pt" style:font-name-complex="Times New Roman2"/>
    </style:style>
    <style:style style:name="P8" style:family="paragraph" style:parent-style-name="Standard">
      <style:paragraph-properties fo:line-height="150%" fo:text-align="justify" style:justify-single-word="false"/>
      <style:text-properties fo:color="#000000" style:font-name="Times New Roman" fo:font-size="12pt" style:font-size-asian="12pt" style:font-size-complex="12pt"/>
    </style:style>
    <style:style style:name="P9" style:family="paragraph" style:parent-style-name="Standard">
      <style:paragraph-properties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0" style:family="paragraph" style:parent-style-name="Standard">
      <style:paragraph-properties fo:margin-top="0cm" fo:margin-bottom="0.499cm" fo:line-height="150%" fo:text-align="justify" style:justify-single-word="false" fo:orphans="2" fo:widows="2"/>
      <style:text-properties fo:color="#000000" style:font-name-complex="Times New Roman2"/>
    </style:style>
    <style:style style:name="P11" style:family="paragraph" style:parent-style-name="Standard">
      <style:paragraph-properties fo:margin-top="0cm" fo:margin-bottom="0.499cm" fo:line-height="150%" fo:text-align="center" style:justify-single-word="false" fo:orphans="2" fo:widows="2"/>
      <style:text-properties fo:color="#000000" style:font-name-complex="Times New Roman2"/>
    </style:style>
    <style:style style:name="P12" style:family="paragraph" style:parent-style-name="Standard">
      <style:paragraph-properties fo:margin-top="0cm" fo:margin-bottom="0.499cm" fo:line-height="150%" fo:text-align="justify" style:justify-single-word="false" fo:orphans="2" fo:widows="2"/>
    </style:style>
    <style:style style:name="P13" style:family="paragraph" style:parent-style-name="Text_20_body">
      <style:text-properties fo:color="#000000" style:font-name-complex="Times New Roman2"/>
    </style:style>
    <style:style style:name="P14" style:family="paragraph" style:parent-style-name="Text_20_body">
      <style:text-properties fo:color="#000000" style:font-name="Times New Roman" style:font-name-complex="Times New Roman2"/>
    </style:style>
    <style:style style:name="P15" style:family="paragraph" style:parent-style-name="Text_20_body">
      <style:paragraph-properties fo:text-align="justify" style:justify-single-word="false"/>
      <style:text-properties fo:color="#000000" fo:font-weight="bold" style:font-weight-asian="bold" style:font-weight-complex="bold"/>
    </style:style>
    <style:style style:name="P16" style:family="paragraph" style:parent-style-name="Text_20_body">
      <style:text-properties style:font-name="Times New Roman"/>
    </style:style>
    <style:style style:name="P17" style:family="paragraph" style:parent-style-name="Default">
      <style:paragraph-properties fo:line-height="150%" fo:text-align="center" style:justify-single-word="false"/>
      <style:text-properties style:font-name="Times New Roman" style:font-name-complex="Times New Roman2"/>
    </style:style>
    <style:style style:name="P18" style:family="paragraph" style:parent-style-name="Default">
      <style:paragraph-properties fo:line-height="150%" fo:text-align="justify" style:justify-single-word="false"/>
      <style:text-properties style:font-name-complex="Times New Roman2"/>
    </style:style>
    <style:style style:name="P19" style:family="paragraph" style:parent-style-name="Default">
      <style:paragraph-properties fo:line-height="150%" fo:text-align="justify" style:justify-single-word="false"/>
      <style:text-properties style:font-name="Calibri" style:letter-kerning="true" style:language-asian="es" style:country-asian="MX" style:font-name-complex="Times New Roman2"/>
    </style:style>
    <style:style style:name="P20" style:family="paragraph" style:parent-style-name="Default">
      <style:paragraph-properties fo:line-height="150%" fo:text-align="justify" style:justify-single-word="false"/>
      <style:text-properties fo:color="#000000" fo:font-size="12pt" style:font-size-asian="12pt" style:font-name-complex="Times New Roman2" style:font-size-complex="12pt"/>
    </style:style>
    <style:style style:name="P21" style:family="paragraph" style:parent-style-name="Table_20_Contents">
      <style:paragraph-properties fo:text-align="justify" style:justify-single-word="false"/>
    </style:style>
    <style:style style:name="P22" style:family="paragraph" style:parent-style-name="Bibliography">
      <style:paragraph-properties fo:margin-left="1.27cm" fo:margin-right="0cm" fo:text-indent="-1.27cm" style:auto-text-indent="false"/>
    </style:style>
    <style:style style:name="P23" style:family="paragraph" style:parent-style-name="Contents_20_2">
      <style:paragraph-properties>
        <style:tab-stops>
          <style:tab-stop style:position="15.589cm" style:type="right" style:leader-style="dotted" style:leader-text="."/>
        </style:tab-stops>
      </style:paragraph-properties>
    </style:style>
    <style:style style:name="P24" style:family="paragraph" style:parent-style-name="Contents_20_3">
      <style:paragraph-properties>
        <style:tab-stops>
          <style:tab-stop style:position="15.589cm" style:type="right" style:leader-style="dotted" style:leader-text="."/>
        </style:tab-stops>
      </style:paragraph-properties>
    </style:style>
    <style:style style:name="P25" style:family="paragraph" style:parent-style-name="Contents_20_1">
      <style:paragraph-properties>
        <style:tab-stops>
          <style:tab-stop style:position="15.589cm" style:type="right" style:leader-style="dotted" style:leader-text="."/>
        </style:tab-stops>
      </style:paragraph-properties>
    </style:style>
    <style:style style:name="P26" style:family="paragraph" style:parent-style-name="Standard" style:master-page-name="Standard">
      <style:paragraph-properties fo:line-height="150%" fo:text-align="center" style:justify-single-word="false" style:page-number="auto"/>
    </style:style>
    <style:style style:name="P27" style:family="paragraph" style:parent-style-name="Standard" style:list-style-name="L1">
      <style:paragraph-properties fo:line-height="150%" fo:text-align="justify" style:justify-single-word="false"/>
      <style:text-properties fo:color="#000000" style:font-name="Times New Roman" fo:font-size="12pt" style:font-size-asian="12pt" style:font-size-complex="12pt"/>
    </style:style>
    <style:style style:name="P28" style:family="paragraph" style:parent-style-name="Standard" style:list-style-name="L2">
      <style:paragraph-properties fo:line-height="150%" fo:text-align="justify" style:justify-single-word="false" style:text-autospace="none"/>
      <style:text-properties fo:color="#000000" style:font-name="Times New Roman" fo:font-size="12pt" style:font-size-asian="12pt" style:font-name-complex="Times New Roman2" style:font-size-complex="12pt"/>
    </style:style>
    <style:style style:name="P29" style:family="paragraph" style:parent-style-name="Standard" style:list-style-name="L2">
      <style:paragraph-properties fo:line-height="150%" fo:text-align="justify" style:justify-single-word="false"/>
      <style:text-properties style:font-name="Times New Roman" fo:font-size="12pt" style:font-size-asian="12pt" style:font-size-complex="12pt"/>
    </style:style>
    <style:style style:name="P30" style:family="paragraph" style:parent-style-name="Heading_20_1" style:list-style-name="WWNum6">
      <style:text-properties fo:font-size="14pt" style:font-size-asian="14pt" style:font-size-complex="14pt"/>
    </style:style>
    <style:style style:name="P31" style:family="paragraph" style:parent-style-name="Heading_20_1" style:list-style-name="WWNum6">
      <style:text-properties fo:color="#000000" style:font-name="Times New Roman" fo:font-size="12pt" style:font-size-asian="12pt" style:font-name-complex="Times New Roman2" style:font-size-complex="12pt"/>
    </style:style>
    <style:style style:name="P32" style:family="paragraph" style:parent-style-name="Heading_20_1">
      <style:text-properties fo:language="es" fo:country="ES"/>
    </style:style>
    <style:style style:name="P33" style:family="paragraph" style:parent-style-name="Heading_20_2">
      <style:paragraph-properties fo:text-align="justify" style:justify-single-word="false"/>
      <style:text-properties style:font-name="Times New Roman"/>
    </style:style>
    <style:style style:name="T1" style:family="text">
      <style:text-properties fo:color="#5b9bd5" fo:font-size="24pt" style:font-size-asian="24pt" style:font-name-complex="Times New Roman2"/>
    </style:style>
    <style:style style:name="T2" style:family="text">
      <style:text-properties fo:color="#5b9bd5" fo:font-size="18pt" style:font-size-asian="18pt" style:font-name-complex="Times New Roman2" style:font-size-complex="7pt"/>
    </style:style>
    <style:style style:name="T3" style:family="text">
      <style:text-properties fo:color="#25496b" fo:font-size="7pt" style:font-size-asian="7pt" style:font-name-complex="Times New Roman2" style:font-size-complex="7pt"/>
    </style:style>
    <style:style style:name="T4" style:family="text">
      <style:text-properties fo:color="#000000" style:font-name="Times New Roman" style:font-name-complex="Times New Roman2"/>
    </style:style>
    <style:style style:name="T5" style:family="text">
      <style:text-properties fo:color="#000000" style:font-name="Times New Roman" style:text-underline-style="none"/>
    </style:style>
    <style:style style:name="T6" style:family="text">
      <style:text-properties fo:color="#000000" style:font-name="Times New Roman" fo:font-size="14pt" style:font-size-asian="14pt" style:font-name-complex="Times New Roman2" style:font-size-complex="14pt"/>
    </style:style>
    <style:style style:name="T7" style:family="text">
      <style:text-properties fo:color="#000000" style:font-name-complex="Times New Roman2"/>
    </style:style>
    <style:style style:name="T8" style:family="text">
      <style:text-properties fo:color="#000000" fo:font-size="14pt" style:font-size-asian="14pt" style:font-name-complex="Times New Roman2" style:font-size-complex="14pt"/>
    </style:style>
    <style:style style:name="T9" style:family="text">
      <style:text-properties fo:language="es" fo:country="ES"/>
    </style:style>
    <style:style style:name="T10" style:family="text">
      <style:text-properties fo:language="es" fo:country="ES" fo:font-style="italic" style:font-style-asian="italic" style:font-style-complex="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1" text:anchor-type="as-char" svg:width="15.572cm" svg:height="3.821cm" draw:z-index="0"><draw:image xlink:href="Pictures/100000000000048C00000089F55A2A57.png" xlink:type="simple" xlink:show="embed" xlink:actuate="onLoad"/></draw:frame><text:span text:style-name="T1">TECNOLOGIAS DE LA INFORMACION Y COMUNICACIONES</text:span></text:p>
      <text:p text:style-name="P2"/>
      <text:p text:style-name="P2"/>
      <text:p text:style-name="P6">SISTEMAS OPERATIVOS II</text:p>
      <text:p text:style-name="P2"/>
      <text:p text:style-name="P2"/>
      <text:p text:style-name="P2"/>
      <text:p text:style-name="P7">PRESENTA:</text:p>
      <text:p text:style-name="P3">Adrián Prado Medina</text:p>
      <text:p text:style-name="P3"/>
      <text:p text:style-name="P5"/>
      <text:p text:style-name="P5"/>
      <text:p text:style-name="P5"/>
      <text:p text:style-name="P5"/>
      <text:p text:style-name="P7">DOCENTE:</text:p>
      <text:p text:style-name="P1"><text:span text:style-name="T3"><text:line-break/></text:span><text:span text:style-name="T2">Eduardo Flores Gallegos</text:span></text:p>
      <text:p text:style-name="P1"/>
      <text:p text:style-name="P1"/>
      <text:p text:style-name="P1"/>
      <text:p text:style-name="P2"/>
      <text:p text:style-name="P4">PABELLON DE ARTEAGA AGS, 12 DE SEPTIEMBRE 2017</text:p>
      <text:p text:style-name="P17"/>
      <text:table-of-content text:style-name="Sect1" text:protected="true" text:name="Índice de contenido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text:soft-page-break/>1.Definicion de SOD (Sistemas Operativos Distribuidos<text:tab/>3</text:p>
          <text:p text:style-name="P23">1.1 Caracteristicas de Sistemas Distribuidos<text:tab/>4</text:p>
          <text:p text:style-name="P24">1.1.1 Concurrencia<text:tab/>4</text:p>
          <text:p text:style-name="P24">1.1.2 Escalabilidad<text:tab/>4</text:p>
          <text:p text:style-name="P24">1.1.3 Tolerancia a Fallos<text:tab/>4</text:p>
          <text:p text:style-name="P24">1.1.4 Transparencia<text:tab/>4</text:p>
          <text:p text:style-name="P23">1.2 Formas de Transparencia<text:tab/>4</text:p>
          <text:p text:style-name="P24">1.2.1 Transparencia de Acceso<text:tab/>5</text:p>
          <text:p text:style-name="P24">1.2.2 Transparencia de Localización<text:tab/>5</text:p>
          <text:p text:style-name="P24">1.2.3 Transparencia de Concurrencia<text:tab/>5</text:p>
          <text:p text:style-name="P24">1.2.4 Transparencia de Replicación<text:tab/>5</text:p>
          <text:p text:style-name="P24">1.2.5 Transparencia de Fallos<text:tab/>5</text:p>
          <text:p text:style-name="P24">1.2.6 Transparencia de Migración<text:tab/>5</text:p>
          <text:p text:style-name="P24">1.2.7 Transparencia de Prestaciones<text:tab/>5</text:p>
          <text:p text:style-name="P24">1.2.8 Transparencia de Escalado<text:tab/>5</text:p>
          <text:p text:style-name="P25">2.Bibliografía.<text:tab/>6</text:p>
          <text:p text:style-name="P25">3.Anexos<text:tab/>7</text:p>
        </text:index-body>
      </text:table-of-content>
      <text:p text:style-name="P19"/>
      <text:p text:style-name="P18"/>
      <text:p text:style-name="P18"/>
      <text:p text:style-name="P18"/>
      <text:p text:style-name="P18"/>
      <text:p text:style-name="P18"/>
      <text:p text:style-name="P18"/>
      <text:p text:style-name="P20"/>
      <text:p text:style-name="P20"/>
      <text:p text:style-name="P20"/>
      <text:p text:style-name="P20"/>
      <text:p text:style-name="P20"/>
      <text:p text:style-name="P20"/>
      <text:list xml:id="list82055956383290003" text:style-name="WWNum6">
        <text:list-item>
          <text:h text:style-name="P30" text:outline-level="1"><text:bookmark-start text:name="_Toc491629157"/><text:soft-page-break/><text:span text:style-name="T5">D</text:span><text:bookmark-end text:name="_Toc491629157"/><text:span text:style-name="T5">efinicion de SOD (Sistemas Operativos Distribuidos</text:span></text:h>
        </text:list-item>
      </text:list>
      <text:p text:style-name="P8">Es un sistema distribuido es un cojunto de computadores independientes que se presenta a los usuarios como un sistema único. </text:p>
      <text:p text:style-name="P8"/>
      <text:p text:style-name="P9">–Ventajas:</text:p>
      <text:list xml:id="list2376081741806239739" text:style-name="L1">
        <text:list-item>
          <text:p text:style-name="P27">Costo &amp; rendimiento: esto tal vez sea el motivo más importante.</text:p>
        </text:list-item>
        <text:list-item>
          <text:p text:style-name="P27">Mayor rendimiento y potencia de cálculo: es un objetivo muy interesante.</text:p>
        </text:list-item>
        <text:list-item>
          <text:p text:style-name="P27">Tolerante a fallas: si falla algo se tolera es decir siempre se esta en procesamiento.</text:p>
        </text:list-item>
        <text:list-item>
          <text:p text:style-name="P27">Flexibilidad y reconfiguración en cuanto a equipamiento nuevo, software nuevo, hardware nuevo, etc. (es muy adaptable).</text:p>
        </text:list-item>
        <text:list-item>
          <text:p text:style-name="P27">Crecimiento modular en cuanto a equipamiento: se puede ir comprando de a poco. A esto se lo llama ESCALABILIDAD.</text:p>
        </text:list-item>
        <text:list-item>
          <text:p text:style-name="P27">Especialización Funcional:soluciona los problemas específicos en cuanto a las áreas de la organización.</text:p>
        </text:list-item>
        <text:list-item>
          <text:p text:style-name="P27">Datos compartidos: Permite el acceso por varios usuarios a una base de datos en común. Facilita la coherencia y consistencia de la información.</text:p>
        </text:list-item>
        <text:list-item>
          <text:p text:style-name="P27">Dispositivos compartidos: Permiten que varios usuarios compartan periféricos caros como ser Plotters, impresoras láser, etc. Inclusive remotamente.</text:p>
        </text:list-item>
        <text:list-item>
          <text:p text:style-name="P27">Comunicación: Facilita la comunicación de persona a persona. Por ejemplo correo electrónico.</text:p>
        </text:list-item>
        <text:list-item>
          <text:p text:style-name="P27">Flexibilidad: Distribuye la carga de trabajo entre las máquinas disponibles en forma más eficaz en cuanto a los costos.</text:p>
          <text:p text:style-name="P27"/>
        </text:list-item>
      </text:list>
      <text:p text:style-name="P9">Desventajas:</text:p>
      <text:list xml:id="list5659362195364299710" text:style-name="L2">
        <text:list-item>
          <text:p text:style-name="P29">Software: se tiene una experiencia limitada en el diseño, implantación y uso del software distribuido o que tipo de sistemas operativos, lenguajes de programación y aplicaciones son adecuadas para estos sistemas.</text:p>
        </text:list-item>
        <text:list-item>
          <text:p text:style-name="P29">Redes: La red se puede saturar o causar otros problemas como ser pérdida de mensajes, ruido en la línea, etc.</text:p>
        </text:list-item>
        <text:list-item>
          <text:p text:style-name="P28"><text:soft-page-break/>Seguridad: Si bien el poder compartir los datos es una ventaja se torna también en un problema la privacidad de los mismos.</text:p>
        </text:list-item>
      </text:list>
      <text:p text:style-name="P15"/>
      <text:list xml:id="list5956907604040671924" text:style-name="Outline">
        <text:list-item>
          <text:list>
            <text:list-item>
              <text:h text:style-name="Heading_20_2" text:outline-level="2"><text:span text:style-name="Strong_20_Emphasis"><text:span text:style-name="T6">1</text:span></text:span><text:bookmark-start text:name="_Toc491629158"/><text:span text:style-name="Strong_20_Emphasis"><text:span text:style-name="T6">.1 Caracteristicas de Sistemas Distribuidos</text:span></text:span><text:bookmark-end text:name="_Toc491629158"/></text:h>
              <text:list>
                <text:list-item>
                  <text:h text:style-name="Heading_20_3" text:outline-level="3"><text:span text:style-name="Strong_20_Emphasis"><text:span text:style-name="T6">1</text:span></text:span><text:bookmark-start text:name="_Toc491629159"/><text:span text:style-name="Strong_20_Emphasis"><text:span text:style-name="T6">.1.1 Concurrencia</text:span></text:span><text:bookmark-end text:name="_Toc491629159"/></text:h>
                </text:list-item>
              </text:list>
            </text:list-item>
          </text:list>
        </text:list-item>
      </text:list>
      <text:p text:style-name="P14">Cuando existen varios procesos en una única maquina decimos que se están ejecutando concurrentemente.</text:p>
      <text:list xml:id="list35329840" text:continue-numbering="true" text:style-name="Outline">
        <text:list-item>
          <text:list>
            <text:list-item>
              <text:list>
                <text:list-item>
                  <text:h text:style-name="Heading_20_3" text:outline-level="3"><text:span text:style-name="Strong_20_Emphasis"><text:span text:style-name="T6">1</text:span></text:span><text:bookmark-start text:name="_Toc491629160"/><text:span text:style-name="Strong_20_Emphasis"><text:span text:style-name="T6">.1.2 Escalabilidad</text:span></text:span><text:bookmark-end text:name="_Toc491629160"/></text:h>
                </text:list-item>
              </text:list>
            </text:list-item>
          </text:list>
        </text:list-item>
      </text:list>
      <text:p text:style-name="P16"><text:span text:style-name="T7"><text:line-break/></text:span><text:span text:style-name="T7">Los sistemas distribuidos operan de manera efectiva y eficiente a muchas escalas diferentes. La escala más pequeña consiste en dos estaciones de trabajo y un servidor de ficheros, mientras que un sistema distribuido construido alrededor de una red de área local simple podría contener varios cientos de estaciones de trabajo, varios servidores de ficheros, servidores de impresión y otros servidores de propósito específico.</text:span></text:p>
      <text:p text:style-name="P14"/>
      <text:list xml:id="list35351601" text:continue-numbering="true" text:style-name="Outline">
        <text:list-item>
          <text:list>
            <text:list-item>
              <text:list>
                <text:list-item>
                  <text:h text:style-name="Heading_20_3" text:outline-level="3"><text:span text:style-name="Strong_20_Emphasis"><text:span text:style-name="T6">1</text:span></text:span><text:bookmark-start text:name="_Toc491629161"/><text:span text:style-name="Strong_20_Emphasis"><text:span text:style-name="T6">.1.3 Tolerancia a Fallos</text:span></text:span><text:bookmark-end text:name="_Toc491629161"/></text:h>
                </text:list-item>
              </text:list>
            </text:list-item>
          </text:list>
        </text:list-item>
      </text:list>
      <text:p text:style-name="P16"><text:span text:style-name="T7"><text:line-break/></text:span><text:span text:style-name="T7">Los sistemas informáticos a veces fallan. Cuando se producen fallos en el software o en el hardware, los programas podrían producir resultados incorrectos o podrían pararse antes de terminar la computación que estaban realizando. El diseño de sistemas tolerantes a fallos se basa en dos cuestiones, complementarias entre sí: Redundancia hardware (uso de componentes redundantes) y recuperación del software (diseño de programas que sean capaces de recuperarse de los fallos).</text:span></text:p>
      <text:list xml:id="list35327284" text:continue-numbering="true" text:style-name="Outline">
        <text:list-item>
          <text:list>
            <text:list-item>
              <text:list>
                <text:list-item>
                  <text:h text:style-name="Heading_20_3" text:outline-level="3"><text:span text:style-name="Strong_20_Emphasis"><text:span text:style-name="T6">1</text:span></text:span><text:bookmark-start text:name="_Toc491629162"/><text:span text:style-name="Strong_20_Emphasis"><text:span text:style-name="T6">.1.4 Transparencia</text:span></text:span><text:bookmark-end text:name="_Toc491629162"/></text:h>
                </text:list-item>
              </text:list>
            </text:list-item>
          </text:list>
        </text:list-item>
      </text:list>
      <text:p text:style-name="P16"><text:span text:style-name="T7"><text:line-break/></text:span><text:span text:style-name="T7">La transparencia se define como la ocultación al usuario y al programador de aplicaciones de la separación de los componentes de un sistema distribuido, de manera que el sistema se percibe como un todo, en vez de una colección de componentes independientes. La transparencia ejerce una gran influencia en el diseño del software de sistema.</text:span><text:span text:style-name="T7"><text:line-break/></text:span></text:p>
      <text:list xml:id="list35355019" text:continue-numbering="true" text:style-name="Outline">
        <text:list-item>
          <text:list>
            <text:list-item>
              <text:h text:style-name="P33" text:outline-level="2"><text:span text:style-name="T8">1</text:span><text:bookmark-start text:name="_Toc491629163"/><text:span text:style-name="T8">.2 Formas de </text:span><text:bookmark-end text:name="_Toc491629163"/><text:span text:style-name="T8">Transparencia</text:span></text:h>
            </text:list-item>
          </text:list>
        </text:list-item>
      </text:list>
      <text:p text:style-name="P14">El manual de referencia RM-ODP [ISO 1996a] identifica ocho formas de transparencia. Estas proveen un resumen útil de la motivación y metas de los sistemas distribuidos. Las transparencias definidas son:</text:p>
      <text:list xml:id="list35354643" text:continue-numbering="true" text:style-name="Outline">
        <text:list-item>
          <text:list>
            <text:list-item>
              <text:list>
                <text:list-item>
                  <text:h text:style-name="Heading_20_3" text:outline-level="3"><text:soft-page-break/><text:span text:style-name="Strong_20_Emphasis"><text:span text:style-name="T6">1</text:span></text:span><text:bookmark-start text:name="_Toc491629164"/><text:span text:style-name="Strong_20_Emphasis"><text:span text:style-name="T6">.2.1 Transparencia de Acceso</text:span></text:span><text:bookmark-end text:name="_Toc491629164"/></text:h>
                </text:list-item>
              </text:list>
            </text:list-item>
          </text:list>
        </text:list-item>
      </text:list>
      <text:p text:style-name="P14">Permite el acceso a los objetos de información remotos de la misma forma que a los objetos de información locales.</text:p>
      <text:list xml:id="list35347648" text:continue-numbering="true" text:style-name="Outline">
        <text:list-item>
          <text:list>
            <text:list-item>
              <text:list>
                <text:list-item>
                  <text:h text:style-name="Heading_20_3" text:outline-level="3"><text:span text:style-name="Strong_20_Emphasis"><text:span text:style-name="T6">1</text:span></text:span><text:bookmark-start text:name="_Toc491629165"/><text:span text:style-name="Strong_20_Emphasis"><text:span text:style-name="T6">.2.2 Transparencia de Localización</text:span></text:span><text:bookmark-end text:name="_Toc491629165"/></text:h>
                </text:list-item>
              </text:list>
            </text:list-item>
          </text:list>
        </text:list-item>
      </text:list>
      <text:p text:style-name="Text_20_body"><text:span text:style-name="Strong_20_Emphasis"><text:span text:style-name="T4"><text:s/></text:span></text:span><text:span text:style-name="T4">Permite el acceso a los objetos de información sin conocimiento de su localización</text:span></text:p>
      <text:list xml:id="list35343639" text:continue-numbering="true" text:style-name="Outline">
        <text:list-item>
          <text:list>
            <text:list-item>
              <text:list>
                <text:list-item>
                  <text:h text:style-name="Heading_20_3" text:outline-level="3"><text:span text:style-name="Strong_20_Emphasis"><text:span text:style-name="T6">1</text:span></text:span><text:bookmark-start text:name="_Toc491629166"/><text:span text:style-name="Strong_20_Emphasis"><text:span text:style-name="T6">.2.3 Transparencia de Concurrencia</text:span></text:span><text:bookmark-end text:name="_Toc491629166"/></text:h>
                </text:list-item>
              </text:list>
            </text:list-item>
          </text:list>
        </text:list-item>
      </text:list>
      <text:p text:style-name="P14">Permite que varios procesos operen concurrentemente utilizando objetos de información compartidos y de forma que no exista interferencia entre ellos.</text:p>
      <text:list xml:id="list35332968" text:continue-numbering="true" text:style-name="Outline">
        <text:list-item>
          <text:list>
            <text:list-item>
              <text:list>
                <text:list-item>
                  <text:h text:style-name="Heading_20_3" text:outline-level="3"><text:span text:style-name="Strong_20_Emphasis"><text:span text:style-name="T6">1</text:span></text:span><text:bookmark-start text:name="_Toc491629167"/><text:span text:style-name="Strong_20_Emphasis"><text:span text:style-name="T6">.2.4 Transparencia de Replicación</text:span></text:span><text:bookmark-end text:name="_Toc491629167"/></text:h>
                </text:list-item>
              </text:list>
            </text:list-item>
          </text:list>
        </text:list-item>
      </text:list>
      <text:p text:style-name="P14">Permite utilizar múltiples instancias de los objetos de información para incrementar la fiabilidad y las prestaciones sin que los usuarios o los programas de aplicación tengan por que conoces la existencia de las réplicas.</text:p>
      <text:list xml:id="list35349283" text:continue-numbering="true" text:style-name="Outline">
        <text:list-item>
          <text:list>
            <text:list-item>
              <text:list>
                <text:list-item>
                  <text:h text:style-name="Heading_20_3" text:outline-level="3"><text:span text:style-name="Strong_20_Emphasis"><text:span text:style-name="T6">1</text:span></text:span><text:bookmark-start text:name="_Toc491629168"/><text:span text:style-name="Strong_20_Emphasis"><text:span text:style-name="T6">.2.5 Transparencia de Fallos</text:span></text:span><text:bookmark-end text:name="_Toc491629168"/></text:h>
                </text:list-item>
              </text:list>
            </text:list-item>
          </text:list>
        </text:list-item>
      </text:list>
      <text:p text:style-name="P14">Permite a los usuarios y programas de aplicación completar sus tareas a pesar de la ocurrencia de fallos en el hardware o en el software.</text:p>
      <text:list xml:id="list35353055" text:continue-numbering="true" text:style-name="Outline">
        <text:list-item>
          <text:list>
            <text:list-item>
              <text:list>
                <text:list-item>
                  <text:h text:style-name="Heading_20_3" text:outline-level="3"><text:span text:style-name="Strong_20_Emphasis"><text:span text:style-name="T6">1</text:span></text:span><text:bookmark-start text:name="_Toc491629169"/><text:span text:style-name="Strong_20_Emphasis"><text:span text:style-name="T6">.2.6 Transparencia de Migración</text:span></text:span><text:bookmark-end text:name="_Toc491629169"/></text:h>
                </text:list-item>
              </text:list>
            </text:list-item>
          </text:list>
        </text:list-item>
      </text:list>
      <text:p text:style-name="P14">Permite el movimiento de objetos de información dentro de un sistema sin afectar a los usuarios o a los programas de aplicación.</text:p>
      <text:list xml:id="list35346974" text:continue-numbering="true" text:style-name="Outline">
        <text:list-item>
          <text:list>
            <text:list-item>
              <text:list>
                <text:list-item>
                  <text:h text:style-name="Heading_20_3" text:outline-level="3"><text:span text:style-name="Strong_20_Emphasis"><text:span text:style-name="T6">1</text:span></text:span><text:bookmark-start text:name="_Toc491629170"/><text:span text:style-name="Strong_20_Emphasis"><text:span text:style-name="T6">.2.7 Transparencia de Prestaciones</text:span></text:span><text:bookmark-end text:name="_Toc491629170"/></text:h>
                </text:list-item>
              </text:list>
            </text:list-item>
          </text:list>
        </text:list-item>
      </text:list>
      <text:p text:style-name="P14">Permite que el sistema sea reconfigurado para mejorar las prestaciones mientras la carga varia.</text:p>
      <text:p text:style-name="P14"/>
      <text:list xml:id="list35334522" text:continue-numbering="true" text:style-name="Outline">
        <text:list-item>
          <text:list>
            <text:list-item>
              <text:list>
                <text:list-item>
                  <text:h text:style-name="Heading_20_3" text:outline-level="3"><text:span text:style-name="Strong_20_Emphasis"><text:span text:style-name="T6">1</text:span></text:span><text:bookmark-start text:name="_Toc491629171"/><text:span text:style-name="Strong_20_Emphasis"><text:span text:style-name="T6">.2.8 Transparencia de Escalado</text:span></text:span><text:bookmark-end text:name="_Toc491629171"/></text:h>
                </text:list-item>
              </text:list>
            </text:list-item>
          </text:list>
        </text:list-item>
      </text:list>
      <text:p text:style-name="Text_20_body"><text:span text:style-name="Strong_20_Emphasis"><text:span text:style-name="T4"><text:s/></text:span></text:span><text:span text:style-name="T4">Permite la expansión del sistema y de las aplicaciones sin cambiar la estructura del sistema o los algoritmos de la aplicación.<text:line-break/><text:line-break/>-Nota: Las dos mas importantes son las transparencias de acceso y de localización; su presencia o ausencia afecta fuertemente a la utilización de los recursos distribuidos. A menudo se las denomina a ambas transparencias de red. La transparencia de red provee un grado similar de anonimato en los recursos al que se encuentra en los sistemas centralizados.</text:span></text:p>
      <text:p text:style-name="P10"/>
      <text:p text:style-name="P10"/>
      <text:p text:style-name="P11"><text:soft-page-break/></text:p>
      <text:p text:style-name="P11"/>
      <text:p text:style-name="P11"/>
      <text:p text:style-name="P11"/>
      <text:list xml:id="list35328719" text:continue-list="list82055956383290003" text:style-name="WWNum6">
        <text:list-item>
          <text:h text:style-name="P31" text:outline-level="1"><text:bookmark-start text:name="_Toc491629172"/>Bibliografía.<text:bookmark-end text:name="_Toc491629172"/></text:h>
        </text:list-item>
      </text:list>
      <text:p text:style-name="P13"/>
      <text:list xml:id="list35340680" text:continue-list="list35334522" text:style-name="Outline">
        <text:list-item>
          <text:h text:style-name="P32" text:outline-level="1"/>
        </text:list-item>
      </text:list>
      <text:p text:style-name="P22"><text:span text:style-name="T9">ANTHONY MARQUEZ, L. N. (6/Agosto/2008). </text:span><text:span text:style-name="T10">Descripción de conceptos básicos de sistemas operativos distribuidos.</text:span><text:span text:style-name="T9"> Sistemas Operativos Distribuidos.</text:span></text:p>
      <text:p text:style-name="P22"><text:span text:style-name="T9">Carrillo, E. E. (7/marzo/2013). </text:span><text:span text:style-name="T10">EJEMPLOS DE SISTEMAS OPERATIVOS: RED DISTRIBUIDOS, CENTRALIZADOS.</text:span><text:span text:style-name="T9"> INSTITUTO DE DIFUSION TECNICA Nº 11.</text:span></text:p>
      <text:p text:style-name="P22"><text:span text:style-name="T9">Distribuidos, S. (1(octubre/2008). </text:span><text:span text:style-name="T10">Características Principales de los Sistemas Distribuidos.</text:span><text:span text:style-name="T9"> Area de Ingenieria en Sistemas.</text:span></text:p>
      <text:p text:style-name="P22"><text:span text:style-name="T9">s/a. (s/a). </text:span><text:span text:style-name="T10">Conceptos y características de los S.O de red y centralizados.</text:span><text:span text:style-name="T9"> DURANGO: INSTITUTO TECNOLOGICO DE DURANGO.</text:span></text:p>
      <text:p text:style-name="Standard"/>
      <text:p text:style-name="P12"/>
      <text:p text:style-name="P10"><text:bookmark text:name="_GoBack"/></text:p>
      <text:p text:style-name="P10"/>
      <text:p text:style-name="P10"/>
      <text:p text:style-name="P10"/>
      <text:p text:style-name="P10"/>
      <text:p text:style-name="P10"/>
      <text:p text:style-name="P10"/>
      <text:p text:style-name="P10"/>
      <text:p text:style-name="P10"><text:soft-page-break/></text:p>
      <text:p text:style-name="P10"/>
      <text:list xml:id="list35349089" text:continue-list="list35328719" text:style-name="WWNum6">
        <text:list-item>
          <text:h text:style-name="P31" text:outline-level="1"><text:bookmark-start text:name="_Toc491629173"/>Anexos<text:bookmark-end text:name="_Toc491629173"/></text:h>
        </text:list-item>
      </text:list>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Table_20_Contents">Unidad</text:p>
          </table:table-cell>
          <table:table-cell table:style-name="Tabla1.A1" office:value-type="string">
            <text:p text:style-name="Table_20_Contents"><text:s/>Temas</text:p>
          </table:table-cell>
          <table:table-cell table:style-name="Tabla1.C1" office:value-type="string">
            <text:p text:style-name="Table_20_Contents">Subtemas</text:p>
          </table:table-cell>
        </table:table-row>
        <table:table-row table:style-name="Tabla1.1">
          <table:table-cell table:style-name="Tabla1.A2" office:value-type="string">
            <text:p text:style-name="P21">I</text:p>
          </table:table-cell>
          <table:table-cell table:style-name="Tabla1.A2" office:value-type="string">
            <text:p text:style-name="P21">Sistemas operativos en ambientes distribuidos</text:p>
          </table:table-cell>
          <table:table-cell table:style-name="Tabla1.C2" office:value-type="string">
            <text:p text:style-name="P21">1.1 Conceptos y características de los sistemas operativos de redes y sistemas operativos centralizados.</text:p>
            <text:p text:style-name="P21"/>
            <text:p text:style-name="P21">1.2 Conceptos y características de los sistemas operativos distribuidos.</text:p>
            <text:p text:style-name="P21"/>
            <text:p text:style-name="P21">1.3 Sistemas operativos distribuidos: ventajas y desventajas contra sistemas operativos centralizados, sistemas operativos para redes, modelo cliente-servidor, modelo de N capas, características del hardware y características del software (homogéneo y heterogéneo).</text:p>
            <text:p text:style-name="P21"><text:s/></text:p>
            <text:p text:style-name="P21">1.4 Sistemas distribuidos de alto rendimiento a bajo costo (clustering) en sistemas operativos de libre distribución</text:p>
          </table:table-cell>
        </table:table-row>
        <table:table-row table:style-name="Tabla1.1">
          <table:table-cell table:style-name="Tabla1.A2" office:value-type="string">
            <text:p text:style-name="P21">II</text:p>
          </table:table-cell>
          <table:table-cell table:style-name="Tabla1.A2" office:value-type="string">
            <text:p text:style-name="P21">Comunicación en los sistemas operativos distribuidos</text:p>
          </table:table-cell>
          <table:table-cell table:style-name="Tabla1.C2" office:value-type="string">
            <text:p text:style-name="P21">2.1 Comunicación: comunicación con cliente servidor, comunicación con llamada a procedimiento remoto, comunicación en grupo, tolerancia a fallos.</text:p>
            <text:p text:style-name="P21"/>
            <text:p text:style-name="P21">2.2 <text:s/>Sincronización: relojes físicos, relojes lógicos, usos de la sincronización.</text:p>
            <text:p text:style-name="P21"/>
            <text:p text:style-name="P21">2.3 Nominación: características <text:s/>y estructuras, tipos de nombres, resolución y distribución, servidores y agentes de nombres, Mapeo de direcciones, mapeo de rutas, modelo de Terry.</text:p>
            <text:p text:style-name="P21"/>
            <text:p text:style-name="P21">2.4 Comunicación de procesos a través del paso de mensajes en sistemas distribuidos</text:p>
          </table:table-cell>
        </table:table-row>
        <table:table-row table:style-name="Tabla1.1">
          <table:table-cell table:style-name="Tabla1.A2" office:value-type="string">
            <text:p text:style-name="P21">III</text:p>
          </table:table-cell>
          <table:table-cell table:style-name="Tabla1.A2" office:value-type="string">
            <text:p text:style-name="P21">Procesos y procesadores en sistemas operativos distribuidos</text:p>
          </table:table-cell>
          <table:table-cell table:style-name="Tabla1.C2" office:value-type="string">
            <text:p text:style-name="P21">3.1 Conceptos básicos de procesos y procesadores.</text:p>
            <text:p text:style-name="P21">3.2 Métodos de distribución de carga (hilos, tareas, procesos).</text:p>
            <text:p text:style-name="P21">3.3 Modelos de procesadores: De estación de trabajo, de pila de procesadores, hibrido.</text:p>
            <text:p text:style-name="P21">3.4 Asignación de procesadores: modelo y algoritmos con sus aspectos de diseño y implementación.</text:p>
            <text:p text:style-name="P21">3.5 Co-planificación.</text:p>
            <text:p text:style-name="P21"><text:soft-page-break/>3.6 Tolerancia a fallos: nivel proceso, nivel almacenamiento.</text:p>
            <text:p text:style-name="P21">3.7 Es quemas de seguridad en sistemas distribuidos.</text:p>
            <text:p text:style-name="P21">3.8 Sistemas operativos distribuidos en tiempo real.</text:p>
            <text:p text:style-name="P21">3.9 Balanceo de carga en sistemas distribuidos</text:p>
          </table:table-cell>
        </table:table-row>
        <table:table-row table:style-name="Tabla1.1">
          <table:table-cell table:style-name="Tabla1.A2" office:value-type="string">
            <text:p text:style-name="P21">IV</text:p>
          </table:table-cell>
          <table:table-cell table:style-name="Tabla1.A2" office:value-type="string">
            <text:p text:style-name="P21">Memoria compartida Distribuida (MCD)</text:p>
          </table:table-cell>
          <table:table-cell table:style-name="Tabla1.C2" office:value-type="string">
            <text:p text:style-name="P21">4.1 Configuraciones de memoria compartida distribuida: de circuitos, basada en bus, anillo o con conmutador.</text:p>
            <text:p text:style-name="P21"/>
            <text:p text:style-name="P21">4.2 Modelos de consistencia: estricta, casual, secuencial, débil, de liberación y de entrada.</text:p>
            <text:p text:style-name="P21"/>
            <text:p text:style-name="P21">4.3 Memoria compartida distribuida en base a páginas: diseño, replica, granulada, consistencia, propietario y copias.</text:p>
            <text:p text:style-name="P21"/>
            <text:p text:style-name="P21">4.4 Memoria compartida distribuida en base a variables.</text:p>
            <text:p text:style-name="P21"/>
            <text:p text:style-name="P21">4.5 Administradores de memorias en clusters</text:p>
          </table:table-cell>
        </table:table-row>
        <table:table-row table:style-name="Tabla1.1">
          <table:table-cell table:style-name="Tabla1.A2" office:value-type="string">
            <text:p text:style-name="P21">V</text:p>
          </table:table-cell>
          <table:table-cell table:style-name="Tabla1.A2" office:value-type="string">
            <text:p text:style-name="P21">Usos y tendencias de los sistemas operativos distribuidos</text:p>
          </table:table-cell>
          <table:table-cell table:style-name="Tabla1.C2" office:value-type="string">
            <text:p text:style-name="P21">5.2 Instalación de clusters.</text:p>
            <text:p text:style-name="P21"/>
            <text:p text:style-name="P21">5.3 estándares de administración en sistemas operativos distribuidos.</text:p>
            <text:p text:style-name="P21"/>
            <text:p text:style-name="P21">5.4 cómputo de alto rendimiento a bajo costo.</text:p>
            <text:p text:style-name="P21"/>
            <text:p text:style-name="P21">5.5 Súper cómputo basado en clustering como solución a la necesidad de alto procesamiento en la nueva era.</text:p>
            <text:p text:style-name="P21"/>
            <text:p text:style-name="P21">5.6 Tendencias de la investigación.</text:p>
            <text:p text:style-name="P21"/>
            <text:p text:style-name="P21">5.7 Sistemas distribuidos como infraestructura para soporte en las empresas en las TI.</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libri, 'Calibri Light'" svg:font-family="'Calibri, '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Calibri, 'Calibri Light'1" svg:font-family="'Calibri, 'Calibri Light''" style:font-family-generic="system"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MX"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orphans="0" fo:widows="0" fo:hyphenation-ladder-count="no-limit" style:text-autospace="ideograph-alpha" style:punctuation-wrap="hanging" style:line-break="strict" style:tab-stop-distance="1.249cm" style:writing-mode="lr-tb"/>
      <style:text-properties style:use-window-font-color="true" style:font-name="Calibri" fo:font-size="11pt" fo:language="es" fo:country="MX"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style:use-window-font-color="true" style:font-name="Times New Roman" fo:font-size="12pt" style:font-size-asian="12pt" style:language-asian="zh" style:country-asian="CN" style:font-name-complex="Mangal"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Outline" style:class="text">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Outline" style:class="text">
      <style:text-properties style:font-name="Times New Roman1"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style:font-name="Times New Roman1" fo:font-weight="bold" style:font-name-asian="Lucida Sans Unicode" style:font-weight-asian="bold" style:font-name-complex="Tahoma1"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Default" style:family="paragraph" style:parent-style-name="Standard" style:default-outline-level="" style:list-style-name="">
      <style:text-properties fo:color="#000000" style:font-name="Calibri, 'Calibri Light'" style:font-name-asian="Calibri, 'Calibri Light'1" style:font-name-complex="Calibri, 'Calibri Light'1"/>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default-outline-level="" style:list-style-name=""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5.589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5.589cm" style:type="right" style:leader-style="dotted" style:leader-text="."/>
        </style:tab-stops>
      </style:paragraph-properties>
    </style:style>
    <style:style style:name="Bibliography" style:family="paragraph" style:parent-style-name="Standard" style:default-outline-level="" style:list-style-nam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Título_20_1_20_Car" style:display-name="Título 1 Car" style:family="text" style:parent-style-name="Default_20_Paragraph_20_Font">
      <style:text-properties style:font-name="Arial1" fo:font-size="14pt" fo:font-weight="bold" style:font-name-asian="Microsoft YaHei" style:font-size-asian="14pt" style:language-asian="zh" style:country-asian="CN" style:font-weight-asian="bold" style:font-name-complex="Mangal" style:font-size-complex="14pt" style:language-complex="hi" style:country-complex="IN" style:font-weight-complex="bold"/>
    </style:style>
    <style:style style:name="ListLabel_20_3" style:display-name="ListLabel 3" style:family="text">
      <style:text-properties fo:font-weight="bold" style:font-weight-asian="bold"/>
    </style:style>
    <style:style style:name="ListLabel_20_4" style:display-name="ListLabel 4"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01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2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55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82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09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36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63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9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2294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STUDIANTE</meta:initial-creator>
    <dc:creator>ITPA </dc:creator>
    <meta:editing-cycles>6</meta:editing-cycles>
    <meta:creation-date>2017-08-28T01:31:00</meta:creation-date>
    <dc:date>2017-09-12T15:15:26.16</dc:date>
    <meta:editing-duration>PT4M34S</meta:editing-duration>
    <meta:generator>OpenOffice/4.1.3$Win32 OpenOffice.org_project/413m1$Build-9783</meta:generator>
    <meta:document-statistic meta:table-count="1" meta:image-count="1" meta:object-count="0" meta:page-count="8" meta:paragraph-count="116" meta:word-count="1312" meta:character-count="895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